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Roboto" svg:font-family="Roboto, sans-serif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666666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dab51262-7fff-cc20-eb58-c3ff44418a23"/><text:span text:style-name="T1">Pantallazo donde se vea la configuración de red del contenedor u1.</text:span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 text:name="docs-internal-guid-7743d1f5-7fff-e70f-d60b-6a69f048815c"/><text:span text:style-name="T1">Pantallazo donde se vea la configuración de red del contenedor u2.</text:span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 text:name="docs-internal-guid-41732361-7fff-05cc-ccac-3fa60fc30a32"/><text:span text:style-name="T1">Pantallazo donde desde cualquiera de los dos contenedores se pueda ver que no</text:span> </text:p>
      <text:p text:style-name="Standard"><text:bookmark text:name="docs-internal-guid-917ff8ae-7fff-2397-9caa-8c2d01da73f8"/><text:span text:style-name="T1">podemos hacer ping al otro ni por ip ni por nombre.</text:span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 text:name="docs-internal-guid-de53f27f-7fff-639f-adbe-ad5934365c24"/><text:span text:style-name="T1">Comprobar esta última conexión y capturar un último pantallazo donde se pueda comprobar que ahora, desde el contenedor u1, tenemos acceso al contenedor u2 mediante ping, tanto por nombre como por ip.</text:span> 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Roboto" svg:font-family="Roboto, sans-serif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1-10-06T21:23:55.543000000</dc:date>
    <meta:editing-duration>PT18M4S</meta:editing-duration>
    <meta:editing-cycles>3</meta:editing-cycles>
    <meta:document-statistic meta:table-count="0" meta:image-count="0" meta:object-count="0" meta:page-count="1" meta:paragraph-count="5" meta:word-count="78" meta:character-count="464" meta:non-whitespace-character-count="386"/>
  </office:meta>
</office:document-meta>
</file>